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4.78895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rot speed left</text:p>
          </table:table-cell>
          <table:table-cell office:value-type="string" table:style-name="ce1">
            <text:p>rot speed right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wheel radius</text:p>
          </table:table-cell>
          <table:table-cell office:value-type="string" table:style-name="ce1">
            <text:p>wheel distance from center</text:p>
          </table:table-cell>
          <table:table-cell table:number-columns-repeated="16379" table:style-name="ce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90" table:style-name="ce1">
            <text:p>9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9" table:style-name="ce1"/>
        </table:table-row>
        <table:table-row table:style-name="ro1">
          <table:table-cell office:value-type="float" office:value="-1.5707963267948966" table:formula="msoxl:=A2*PI()/180" table:style-name="ce1">
            <text:p>-1,570796327</text:p>
          </table:table-cell>
          <table:table-cell office:value-type="float" office:value="1.5707963267948966" table:formula="msoxl:=B2*PI()/180" table:style-name="ce1">
            <text:p>1,570796327</text:p>
          </table:table-cell>
          <table:table-cell office:value-type="float" office:value="1" table:formula="msoxl:=C2/1000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number-columns-repeated="7" table:style-name="ce1"/>
          <table:table-cell office:value-type="float" office:value="60" table:formula="msoxl:=D2/(E2*2)*(B2-A2)*C3" table:style-name="ce1">
            <text:p>6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float" office:value="-3.1415926535897931" table:formula="msoxl:=A3-B3" table:style-name="ce1">
            <text:p>-3,141592654</text:p>
          </table:table-cell>
          <table:table-cell table:number-columns-repeated="2" table:style-name="ce1"/>
          <table:table-cell office:value-type="string" table:style-name="ce1">
            <text:p>Angle:</text:p>
          </table:table-cell>
          <table:table-cell office:value-type="float" office:value="1.0471975511965976" table:formula="msoxl:=D2/(E2*2)*(B3-A3)*C3" table:style-name="ce1">
            <text:p>1,047197551</text:p>
          </table:table-cell>
          <table:table-cell office:value-type="string" table:style-name="ce1">
            <text:p>radians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float" office:value="-31.415926535897931" table:formula="msoxl:=D5*D2" table:style-name="ce1">
            <text:p>-31,41592654</text:p>
          </table:table-cell>
          <table:table-cell table:number-columns-repeated="3" table:style-name="ce1"/>
          <table:table-cell office:value-type="float" office:value="59.999999999999993" table:formula="msoxl:=H5*180/PI()" table:style-name="ce1">
            <text:p>60</text:p>
          </table:table-cell>
          <table:table-cell office:value-type="string" table:style-name="ce1">
            <text:p>degrees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float" office:value="-1.0471975511965976" table:formula="msoxl:=D6/(E2*2)" table:style-name="ce1">
            <text:p>-1,047197551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-1047.1975511965977" table:formula="msoxl:=D7*C2" table:style-name="ce1">
            <text:p>-1047,19755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esult:</text:p>
          </table:table-cell>
          <table:table-cell office:value-type="float" office:value="-1.0471975511965976" table:formula="msoxl:=D8/1000" table:style-name="ce1">
            <text:p>-1,04719755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-59.999999999999993" table:formula="msoxl:=D9*180/PI()" table:style-name="ce1">
            <text:p>-60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Blad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hel Lampo</meta:initial-creator>
    <dc:creator>Michel Lampo</dc:creator>
    <meta:creation-date>2014-05-06T19:54:30Z</meta:creation-date>
    <dc:date>2014-05-06T21:29:40Z</dc:date>
  </office:meta>
</office:document-meta>
</file>